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-color="#99ff66" draw:opacity="25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-color="#801900" draw:opacity="100%"/>
      <style:paragraph-properties fo:text-align="center"/>
      <style:text-properties fo:font-size="12pt"/>
    </style:style>
    <style:style style:name="P8" style:family="paragraph">
      <loext:graphic-properties draw:fill-color="#ff66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100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44" draw:style-name="gr12" draw:text-style-name="P11" svg:width="0.1335in" svg:height="0.1335in" svg:x="4.3626in" svg:y="0.4193in"><text:p/><draw:enhanced-geometry svg:viewBox="0 0 21600 21600" draw:type="rectangle" draw:enhanced-path="M 0 0 L 21600 0 21600 21600 0 21600 0 0 Z N"/></draw:custom-shape><draw:custom-shape text:anchor-type="paragraph" draw:z-index="9" draw:name="Shape 3" draw:style-name="gr10" draw:text-style-name="P5" svg:width="0.1335in" svg:height="0.1335in" svg:x="1.4209in" svg:y="0.4272in"><text:p/><draw:enhanced-geometry svg:viewBox="0 0 21600 21600" draw:type="rectangle" draw:enhanced-path="M 0 0 L 21600 0 21600 21600 0 21600 0 0 Z N"/></draw:custom-shape><draw:custom-shape text:anchor-type="paragraph" draw:z-index="15" draw:name="Shape 11" draw:style-name="gr9" draw:text-style-name="P9" svg:width="0.1343in" svg:height="0.1343in" svg:x="3.4126in" svg:y="0.4217in"><text:p/><draw:enhanced-geometry svg:viewBox="0 0 21600 21600" draw:type="rectangle" draw:enhanced-path="M 0 0 L 21600 0 21600 21600 0 21600 0 0 Z N"/></draw:custom-shape><draw:custom-shape text:anchor-type="paragraph" draw:z-index="24" draw:name="Shape 18" draw:style-name="gr1" draw:text-style-name="P3" svg:width="0.1362in" svg:height="0.1362in" svg:x="6.3917in" svg:y="0.416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70" draw:style-name="gr14" draw:text-style-name="P13" svg:width="0.1335in" svg:height="0.1335in" svg:x="0.395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0" draw:name="Shape 6" draw:style-name="gr5" draw:text-style-name="P6" svg:width="0.1343in" svg:height="0.1343in" svg:x="0.4047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43" draw:style-name="gr13" draw:text-style-name="P12" svg:width="0.1335in" svg:height="0.1335in" svg:x="0.36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21" draw:name="Shape 15" draw:style-name="gr4" draw:text-style-name="P5" svg:width="0.1335in" svg:height="0.1335in" svg:x="0.422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13" draw:style-name="gr8" draw:text-style-name="P9" svg:width="0.1358in" svg:height="0.1358in" svg:x="0.392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5" draw:text-style-name="P14" svg:width="0.1335in" svg:height="0.1335in" svg:x="0.397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8" draw:style-name="gr2" draw:text-style-name="P3" svg:width="0.135in" svg:height="0.135in" svg:x="0.419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4" draw:style-name="gr7" draw:text-style-name="P8" svg:width="0.1335in" svg:height="0.1335in" svg:x="0.4154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0" draw:name="Shape 10" draw:style-name="gr5" draw:text-style-name="P6" svg:width="0.1343in" svg:height="0.1343in" svg:x="0.4307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6" draw:text-style-name="P4" svg:width="0.1335in" svg:height="0.1335in" svg:x="0.40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4" draw:text-style-name="P5" svg:width="0.1335in" svg:height="0.1335in" svg:x="0.428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9" draw:text-style-name="P9" svg:width="0.1343in" svg:height="0.1343in" svg:x="0.4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9" draw:name="Shape 5" draw:style-name="gr6" draw:text-style-name="P7" svg:width="0.1335in" svg:height="0.1335in" svg:x="0.4319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9" draw:style-name="gr2" draw:text-style-name="P3" svg:width="0.135in" svg:height="0.135in" svg:x="0.410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6" draw:style-name="gr11" draw:text-style-name="P10" svg:width="0.1335in" svg:height="0.1335in" svg:x="0.433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7" draw:style-name="gr5" draw:text-style-name="P6" svg:width="0.1343in" svg:height="0.1343in" svg:x="0.363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2" draw:name="Shape 16" draw:style-name="gr3" draw:text-style-name="P4" svg:width="0.1343in" svg:height="0.1343in" svg:x="0.4354in" svg:y="0.167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0" draw:text-style-name="P5" svg:width="0.1335in" svg:height="0.1335in" svg:x="0.412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2" draw:style-name="gr8" draw:text-style-name="P9" svg:width="0.1358in" svg:height="0.1358in" svg:x="0.433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45" draw:style-name="gr12" draw:text-style-name="P11" svg:width="0.1335in" svg:height="0.1335in" svg:x="0.3661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7" draw:style-name="gr2" draw:text-style-name="P3" svg:width="0.135in" svg:height="0.135in" svg:x="0.4311in" svg:y="0.1634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16:23.029890037</dc:date>
    <meta:editing-duration>PT2H1M23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